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934b61" officeooo:paragraph-rsid="00934b61"/>
    </style:style>
    <style:style style:name="P2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officeooo:rsid="00934b61" officeooo:paragraph-rsid="00934b61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Calibri" style:text-underline-style="solid" style:text-underline-width="auto" style:text-underline-color="font-color" fo:font-weight="bold" officeooo:rsid="00934b61" officeooo:paragraph-rsid="00934b6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officeooo:rsid="00934b61" officeooo:paragraph-rsid="00934b61"/>
    </style:style>
    <style:style style:name="P5" style:family="paragraph" style:parent-style-name="Standard">
      <style:paragraph-properties fo:line-height="150%" fo:text-align="start" style:justify-single-word="false"/>
      <style:text-properties style:font-name="Calibri" officeooo:rsid="00934b61" officeooo:paragraph-rsid="00934b61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ibri" officeooo:rsid="00934b61" officeooo:paragraph-rsid="00b86322"/>
    </style:style>
    <style:style style:name="P7" style:family="paragraph" style:parent-style-name="Standard">
      <style:paragraph-properties fo:line-height="150%" fo:text-align="start" style:justify-single-word="false"/>
      <style:text-properties style:font-name="Calibri" officeooo:rsid="00934b61" officeooo:paragraph-rsid="00bb6bdb"/>
    </style:style>
    <style:style style:name="P8" style:family="paragraph" style:parent-style-name="Standard">
      <style:paragraph-properties fo:line-height="150%" fo:text-align="start" style:justify-single-word="false"/>
      <style:text-properties style:font-name="Calibri" officeooo:rsid="00a54ca8" officeooo:paragraph-rsid="00a54ca8"/>
    </style:style>
    <style:style style:name="P9" style:family="paragraph" style:parent-style-name="Standard">
      <style:paragraph-properties fo:line-height="150%" fo:text-align="start" style:justify-single-word="false"/>
      <style:text-properties style:font-name="Calibri" officeooo:rsid="00bb1ad3" officeooo:paragraph-rsid="00bb1ad3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officeooo:rsid="00934b61" officeooo:paragraph-rsid="00ab4070"/>
    </style:style>
    <style:style style:name="P11" style:family="paragraph" style:parent-style-name="Standard">
      <style:paragraph-properties fo:line-height="150%" fo:text-align="start" style:justify-single-word="false"/>
      <style:text-properties style:font-name="Calibri" officeooo:rsid="00934b61" officeooo:paragraph-rsid="00934b61"/>
    </style:style>
    <style:style style:name="T1" style:family="text">
      <style:text-properties style:text-position="super 58%" officeooo:rsid="00b27cd9"/>
    </style:style>
    <style:style style:name="T2" style:family="text">
      <style:text-properties style:text-position="super 58%" officeooo:rsid="00bf9bb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cb16" style:font-weight-asian="bold" style:font-weight-complex="bold"/>
    </style:style>
    <style:style style:name="T5" style:family="text">
      <style:text-properties fo:font-weight="bold" officeooo:rsid="00b4e002" style:font-weight-asian="bold" style:font-weight-complex="bold"/>
    </style:style>
    <style:style style:name="T6" style:family="text">
      <style:text-properties fo:font-weight="bold" officeooo:rsid="00b86322" style:font-weight-asian="bold" style:font-weight-complex="bold"/>
    </style:style>
    <style:style style:name="T7" style:family="text">
      <style:text-properties fo:font-weight="bold" officeooo:rsid="00c1976e" style:font-weight-asian="bold" style:font-weight-complex="bold"/>
    </style:style>
    <style:style style:name="T8" style:family="text">
      <style:text-properties fo:font-weight="bold" officeooo:rsid="00c252ea" style:font-weight-asian="bold" style:font-weight-complex="bold"/>
    </style:style>
    <style:style style:name="T9" style:family="text">
      <style:text-properties fo:font-weight="bold" officeooo:rsid="00ca8fe6" style:font-weight-asian="bold" style:font-weight-complex="bold"/>
    </style:style>
    <style:style style:name="T10" style:family="text">
      <style:text-properties fo:font-weight="bold" officeooo:rsid="009e8cbc" style:font-weight-asian="bold" style:font-weight-complex="bold"/>
    </style:style>
    <style:style style:name="T11" style:family="text">
      <style:text-properties fo:font-weight="bold" officeooo:rsid="00caeda1" style:font-weight-asian="bold" style:font-weight-complex="bold"/>
    </style:style>
    <style:style style:name="T12" style:family="text">
      <style:text-properties officeooo:rsid="009e8cbc"/>
    </style:style>
    <style:style style:name="T13" style:family="text">
      <style:text-properties officeooo:rsid="00a2a53f"/>
    </style:style>
    <style:style style:name="T14" style:family="text">
      <style:text-properties officeooo:rsid="000fcb16"/>
    </style:style>
    <style:style style:name="T15" style:family="text">
      <style:text-properties officeooo:rsid="00ab6daa"/>
    </style:style>
    <style:style style:name="T16" style:family="text">
      <style:text-properties officeooo:rsid="00b27cd9"/>
    </style:style>
    <style:style style:name="T17" style:family="text">
      <style:text-properties officeooo:rsid="00b7cc84"/>
    </style:style>
    <style:style style:name="T18" style:family="text">
      <style:text-properties officeooo:rsid="00a54ca8"/>
    </style:style>
    <style:style style:name="T19" style:family="text">
      <style:text-properties officeooo:rsid="00bb6bdb"/>
    </style:style>
    <style:style style:name="T20" style:family="text">
      <style:text-properties officeooo:rsid="00ca8fe6"/>
    </style:style>
    <style:style style:name="T21" style:family="text">
      <style:text-properties officeooo:rsid="00caed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EMP NO</text:span><text:span text:style-name="T14">: 51613<text:tab/><text:tab/><text:tab/><text:tab/><text:tab/><text:tab/><text:tab/><text:tab/><text:tab/> <text:s text:c="7"/></text:span><text:span text:style-name="T4">EMP NAME</text:span><text:span text:style-name="T14">: RAJEEV KUMAR <text:s text:c="27"/></text:span></text:p>
      <text:p text:style-name="P1"/>
      <text:p text:style-name="P1"/>
      <text:p text:style-name="P2"/>
      <text:p text:style-name="P2"/>
      <text:p text:style-name="P2">HOUSE RENT RECEIPT</text:p>
      <text:p text:style-name="P2"/>
      <text:p text:style-name="P4"/>
      <text:p text:style-name="P6">Received from <text:span text:style-name="T8">RAJEEV</text:span><text:span text:style-name="T5"> KUMAR</text:span> an amount of <text:span text:style-name="T3">Rs: </text:span><text:span text:style-name="T11">996</text:span><text:span text:style-name="T6">00</text:span>/-(<text:span text:style-name="T21">Ninty Nine thousand Six hundred rupees only</text:span>) towards rent of residential accommodation for the following address.</text:p>
      <text:p text:style-name="P5"/>
      <text:p text:style-name="P3">Residence Address</text:p>
      <text:p text:style-name="P5"><text:span text:style-name="T16">H. No.: 8-3-134/1/A/2 (1</text:span><text:span text:style-name="T2">st</text:span><text:span text:style-name="T16"> Floor)</text:span>,</text:p>
      <text:p text:style-name="P5"><text:span text:style-name="T17">Ravindra Nath Yadav</text:span>,</text:p>
      <text:p text:style-name="P9">Near Sai Baba Temple, Punjagutta. </text:p>
      <text:p text:style-name="P7"><text:span text:style-name="T18">Hyderabad</text:span>,</text:p>
      <text:p text:style-name="P5"><text:span text:style-name="T19">Telangana</text:span> – 50<text:span text:style-name="T17">0082</text:span></text:p>
      <text:p text:style-name="P5"/>
      <text:p text:style-name="P5"><text:span text:style-name="T3">For the month of </text:span><text:span text:style-name="T9">Apr</text:span><text:span text:style-name="T3">'1</text:span><text:span text:style-name="T9">7</text:span><text:span text:style-name="T3">-</text:span><text:span text:style-name="T10">March</text:span><text:span text:style-name="T3">'1</text:span><text:span text:style-name="T9">8</text:span></text:p>
      <text:p text:style-name="P5"/>
      <text:p text:style-name="P5">Date : <text:span text:style-name="T20">14th</text:span> <text:span text:style-name="T20">Dec </text:span>201<text:span text:style-name="T20">7</text:span></text:p>
      <text:p text:style-name="P8">Hyderabad.</text:p>
      <text:p text:style-name="P5"><text:tab/><text:tab/><text:tab/><text:tab/><text:tab/><text:tab/><text:tab/><text:tab/><text:tab/><text:tab/><text:tab/><text:tab/><text:tab/><text:tab/><text:tab/><text:tab/><text:tab/><text:tab/><text:tab/><text:tab/><text:tab/><text:tab/>Signature of the Owner.</text:p>
      <text:p text:style-name="P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7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6:46:07.059000000</meta:creation-date>
    <dc:date>2017-12-14T10:48:05.657000000</dc:date>
    <meta:editing-duration>P3DT20H45M24S</meta:editing-duration>
    <meta:editing-cycles>139</meta:editing-cycles>
    <meta:generator>LibreOffice/5.1.4.2$Windows_x86 LibreOffice_project/f99d75f39f1c57ebdd7ffc5f42867c12031db97a</meta:generator>
    <meta:print-date>2017-01-03T16:19:58.765000000</meta:print-date>
    <meta:document-statistic meta:table-count="0" meta:image-count="0" meta:object-count="0" meta:page-count="1" meta:paragraph-count="14" meta:word-count="67" meta:character-count="543" meta:non-whitespace-character-count="381"/>
  </office:meta>
</office:document-meta>
</file>